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15">
            <text:p>1.06</text:p>
          </table:table-cell>
          <table:table-cell office:value-type="float" office:value="0.94" table:style-name="ce15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.06</text:p>
          </table:table-cell>
          <table:table-cell office:value-type="float" office:value="0.94" table:style-name="ce4">
            <text:p>0.94</text:p>
          </table:table-cell>
          <table:table-cell table:style-name="ce3"/>
          <table:table-cell table:number-columns-repeated="16374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7" table:default-cell-style-name="ce3"/>
        <table:table-column table:style-name="co1" table:number-columns-repeated="3" table:default-cell-style-name="ce3"/>
        <table:table-column table:style-name="co8" table:number-columns-repeated="3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5">
            <text:p>fbus</text:p>
          </table:table-cell>
          <table:table-cell office:value-type="string" table:style-name="ce5">
            <text:p>tbus</text:p>
          </table:table-cell>
          <table:table-cell office:value-type="string" table:style-name="ce5">
            <text:p>r</text:p>
          </table:table-cell>
          <table:table-cell office:value-type="string" table:style-name="ce5">
            <text:p>x</text:p>
          </table:table-cell>
          <table:table-cell office:value-type="string" table:style-name="ce5">
            <text:p>b</text:p>
          </table:table-cell>
          <table:table-cell office:value-type="string" table:style-name="ce5">
            <text:p>rateA</text:p>
          </table:table-cell>
          <table:table-cell office:value-type="string" table:style-name="ce5">
            <text:p>rateB</text:p>
          </table:table-cell>
          <table:table-cell office:value-type="string" table:style-name="ce5">
            <text:p>rateC</text:p>
          </table:table-cell>
          <table:table-cell office:value-type="string" table:style-name="ce5">
            <text:p>ratio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angmin</text:p>
          </table:table-cell>
          <table:table-cell office:value-type="string" table:style-name="ce5">
            <text:p>angmax</text:p>
          </table:table-cell>
          <table:table-cell table:number-columns-repeated="3" table:style-name="ce5"/>
          <table:table-cell table:number-columns-repeated="16368" table:style-name="ce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1E-3" table:style-name="ce6">
            <text:p>0.0010</text:p>
          </table:table-cell>
          <table:table-cell office:value-type="float" office:value="1E-3" table:style-name="ce6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7">
            <text:p>100.0</text:p>
          </table:table-cell>
          <table:table-cell office:value-type="float" office:value="120" table:style-name="ce7">
            <text:p>120.0</text:p>
          </table:table-cell>
          <table:table-cell office:value-type="float" office:value="120.000027" table:style-name="ce7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1E-3" table:style-name="ce6">
            <text:p>0.0010</text:p>
          </table:table-cell>
          <table:table-cell office:value-type="float" office:value="1E-3" table:style-name="ce6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7">
            <text:p>100.0</text:p>
          </table:table-cell>
          <table:table-cell office:value-type="float" office:value="120" table:style-name="ce7">
            <text:p>120.0</text:p>
          </table:table-cell>
          <table:table-cell office:value-type="float" office:value="120.000027" table:style-name="ce7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1E-3" table:style-name="ce6">
            <text:p>0.0010</text:p>
          </table:table-cell>
          <table:table-cell office:value-type="float" office:value="1E-3" table:style-name="ce6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7">
            <text:p>100.0</text:p>
          </table:table-cell>
          <table:table-cell office:value-type="float" office:value="120" table:style-name="ce7">
            <text:p>120.0</text:p>
          </table:table-cell>
          <table:table-cell office:value-type="float" office:value="120.000027" table:style-name="ce7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E-3" table:style-name="ce6">
            <text:p>0.0010</text:p>
          </table:table-cell>
          <table:table-cell office:value-type="float" office:value="1E-3" table:style-name="ce6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7">
            <text:p>100.0</text:p>
          </table:table-cell>
          <table:table-cell office:value-type="float" office:value="120" table:style-name="ce7">
            <text:p>120.0</text:p>
          </table:table-cell>
          <table:table-cell office:value-type="float" office:value="120.000027" table:style-name="ce7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1E-3" table:style-name="ce6">
            <text:p>0.0010</text:p>
          </table:table-cell>
          <table:table-cell office:value-type="float" office:value="1E-3" table:style-name="ce6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7">
            <text:p>100.0</text:p>
          </table:table-cell>
          <table:table-cell office:value-type="float" office:value="120" table:style-name="ce7">
            <text:p>120.0</text:p>
          </table:table-cell>
          <table:table-cell office:value-type="float" office:value="120.000027" table:style-name="ce7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2" table:style-name="ce4">
            <text:p>12</text:p>
          </table:table-cell>
          <table:table-cell office:value-type="float" office:value="4.1983399999999997E-2" table:style-name="ce6">
            <text:p>0.0420</text:p>
          </table:table-cell>
          <table:table-cell office:value-type="float" office:value="2.40802E-2" table:style-name="ce6">
            <text:p>0.0241</text:p>
          </table:table-cell>
          <table:table-cell office:value-type="float" office:value="0" table:style-name="ce4">
            <text:p>0</text:p>
          </table:table-cell>
          <table:table-cell office:value-type="float" office:value="6.9499919999999999" table:style-name="ce7">
            <text:p>6.9</text:p>
          </table:table-cell>
          <table:table-cell office:value-type="float" office:value="8.3399909999999995" table:style-name="ce7">
            <text:p>8.3</text:p>
          </table:table-cell>
          <table:table-cell office:value-type="float" office:value="8.3399909999999995" table:style-name="ce7">
            <text:p>8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4" table:style-name="ce4">
            <text:p>14</text:p>
          </table:table-cell>
          <table:table-cell office:value-type="float" office:value="4.7385200000000002E-2" table:style-name="ce6">
            <text:p>0.0474</text:p>
          </table:table-cell>
          <table:table-cell office:value-type="float" office:value="2.8042999999999998E-2" table:style-name="ce6">
            <text:p>0.0280</text:p>
          </table:table-cell>
          <table:table-cell office:value-type="float" office:value="0" table:style-name="ce4">
            <text:p>0</text:p>
          </table:table-cell>
          <table:table-cell office:value-type="float" office:value="7.9999979999999997" table:style-name="ce7">
            <text:p>8.0</text:p>
          </table:table-cell>
          <table:table-cell office:value-type="float" office:value="9.5999979999999994" table:style-name="ce7">
            <text:p>9.6</text:p>
          </table:table-cell>
          <table:table-cell office:value-type="float" office:value="9.5999979999999994" table:style-name="ce7">
            <text:p>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2" table:style-name="ce4">
            <text:p>22</text:p>
          </table:table-cell>
          <table:table-cell office:value-type="float" office:value="5.5149999999999998E-2" table:style-name="ce6">
            <text:p>0.0552</text:p>
          </table:table-cell>
          <table:table-cell office:value-type="float" office:value="3.1854199999999999E-2" table:style-name="ce6">
            <text:p>0.0319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7">
            <text:p>6.9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3.6446299999999998E-3" table:style-name="ce8">
            <text:p>0.0036</text:p>
          </table:table-cell>
          <table:table-cell office:value-type="float" office:value="1.8512400000000001E-3" table:style-name="ce8">
            <text:p>0.0019</text:p>
          </table:table-cell>
          <table:table-cell office:value-type="float" office:value="0" table:style-name="ce2">
            <text:p>0</text:p>
          </table:table-cell>
          <table:table-cell office:value-type="float" office:value="6.9" table:style-name="ce9">
            <office:annotation draw:style-name="a0" svg:x="4.19791666666667in" svg:y="1.94791666666667in" svg:width="1.5in" svg:height="0.822916666666667in">
              <dc:creator>Muhammad USMAN</dc:creator>
              <text:p><text:span text:style-name="T1">Muhammad USMAN:</text:span><text:span text:style-name="T2"/></text:p>
              <text:p><text:span text:style-name="T2">6.9 is replaced by 5.5</text:span></text:p>
            </office:annotation>
            <text:p>6.9</text:p>
          </table:table-cell>
          <table:table-cell office:value-type="float" office:value="8.3399909999999995" table:style-name="ce9">
            <text:p>8.3</text:p>
          </table:table-cell>
          <table:table-cell office:value-type="float" office:value="8.3399909999999995" table:style-name="ce9">
            <text:p>8.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60" table:style-name="ce2">
            <text:p>360</text:p>
          </table:table-cell>
          <table:table-cell office:value-type="float" office:value="-360" table:style-name="ce2">
            <text:p>-360</text:p>
          </table:table-cell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24" table:style-name="ce4">
            <text:p>24</text:p>
          </table:table-cell>
          <table:table-cell office:value-type="float" office:value="5.9132200000000003E-3" table:style-name="ce6">
            <text:p>0.0059</text:p>
          </table:table-cell>
          <table:table-cell office:value-type="float" office:value="1.6066100000000001E-3" table:style-name="ce6">
            <text:p>0.0016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7">
            <text:p>6.9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4.8400600000000002E-2" table:style-name="ce8">
            <text:p>0.0484</text:p>
          </table:table-cell>
          <table:table-cell office:value-type="float" office:value="1.8305800000000001E-2" table:style-name="ce8">
            <text:p>0.0183</text:p>
          </table:table-cell>
          <table:table-cell office:value-type="float" office:value="0" table:style-name="ce2">
            <text:p>0</text:p>
          </table:table-cell>
          <table:table-cell office:value-type="float" office:value="4.66" table:style-name="ce9">
            <text:p>4.7</text:p>
          </table:table-cell>
          <table:table-cell office:value-type="float" office:value="5.5920100000000001" table:style-name="ce9">
            <text:p>5.6</text:p>
          </table:table-cell>
          <table:table-cell office:value-type="float" office:value="5.5920100000000001" table:style-name="ce9">
            <text:p>5.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60" table:style-name="ce2">
            <text:p>360</text:p>
          </table:table-cell>
          <table:table-cell office:value-type="float" office:value="-360" table:style-name="ce2">
            <text:p>-360</text:p>
          </table:table-cell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3.03533E-2" table:style-name="ce6">
            <text:p>0.0304</text:p>
          </table:table-cell>
          <table:table-cell office:value-type="float" office:value="1.13487E-2" table:style-name="ce6">
            <text:p>0.0113</text:p>
          </table:table-cell>
          <table:table-cell office:value-type="float" office:value="0" table:style-name="ce4">
            <text:p>0</text:p>
          </table:table-cell>
          <table:table-cell office:value-type="float" office:value="12.86" table:style-name="ce7">
            <text:p>12.9</text:p>
          </table:table-cell>
          <table:table-cell office:value-type="float" office:value="15.432" table:style-name="ce7">
            <text:p>15.4</text:p>
          </table:table-cell>
          <table:table-cell office:value-type="float" office:value="15.432001" table:style-name="ce7">
            <text:p>15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25" table:style-name="ce4">
            <text:p>25</text:p>
          </table:table-cell>
          <table:table-cell office:value-type="float" office:value="7.9493300000000003E-2" table:style-name="ce6">
            <text:p>0.0795</text:p>
          </table:table-cell>
          <table:table-cell office:value-type="float" office:value="2.8263099999999999E-2" table:style-name="ce6">
            <text:p>0.0283</text:p>
          </table:table-cell>
          <table:table-cell office:value-type="float" office:value="0" table:style-name="ce4">
            <text:p>0</text:p>
          </table:table-cell>
          <table:table-cell office:value-type="float" office:value="6.8600070000000004" table:style-name="ce7">
            <text:p>6.9</text:p>
          </table:table-cell>
          <table:table-cell office:value-type="float" office:value="8.2320089999999997" table:style-name="ce7">
            <text:p>8.2</text:p>
          </table:table-cell>
          <table:table-cell office:value-type="float" office:value="8.2320089999999997" table:style-name="ce7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27" table:style-name="ce4">
            <text:p>27</text:p>
          </table:table-cell>
          <table:table-cell office:value-type="float" office:value="5.4113500000000002E-2" table:style-name="ce6">
            <text:p>0.0541</text:p>
          </table:table-cell>
          <table:table-cell office:value-type="float" office:value="1.47025E-2" table:style-name="ce6">
            <text:p>0.0147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7">
            <text:p>6.9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29" table:style-name="ce4">
            <text:p>29</text:p>
          </table:table-cell>
          <table:table-cell office:value-type="float" office:value="8.2383499999999998E-2" table:style-name="ce6">
            <text:p>0.0824</text:p>
          </table:table-cell>
          <table:table-cell office:value-type="float" office:value="4.7881E-2" table:style-name="ce6">
            <text:p>0.0479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7">
            <text:p>6.9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28" table:style-name="ce4">
            <text:p>28</text:p>
          </table:table-cell>
          <table:table-cell office:value-type="float" office:value="5.0226600000000003E-2" table:style-name="ce6">
            <text:p>0.0502</text:p>
          </table:table-cell>
          <table:table-cell office:value-type="float" office:value="1.6159199999999999E-2" table:style-name="ce6">
            <text:p>0.0162</text:p>
          </table:table-cell>
          <table:table-cell office:value-type="float" office:value="0" table:style-name="ce4">
            <text:p>0</text:p>
          </table:table-cell>
          <table:table-cell office:value-type="float" office:value="5.3299909999999997" table:style-name="ce7">
            <text:p>5.3</text:p>
          </table:table-cell>
          <table:table-cell office:value-type="float" office:value="6.3959900000000003" table:style-name="ce7">
            <text:p>6.4</text:p>
          </table:table-cell>
          <table:table-cell office:value-type="float" office:value="6.3959900000000003" table:style-name="ce7">
            <text:p>6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1.55496E-2" table:style-name="ce6">
            <text:p>0.0155</text:p>
          </table:table-cell>
          <table:table-cell office:value-type="float" office:value="4.22479E-3" table:style-name="ce6">
            <text:p>0.0042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7">
            <text:p>6.9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5.2748799999999998E-2" table:style-name="ce8">
            <text:p>0.0527</text:p>
          </table:table-cell>
          <table:table-cell office:value-type="float" office:value="1.84893E-2" table:style-name="ce8">
            <text:p>0.0185</text:p>
          </table:table-cell>
          <table:table-cell office:value-type="float" office:value="0" table:style-name="ce2">
            <text:p>0</text:p>
          </table:table-cell>
          <table:table-cell office:value-type="float" office:value="5.3" table:style-name="ce9">
            <office:annotation draw:style-name="a1" svg:x="4.19791666666667in" svg:y="3.82291666666667in" svg:width="1.5in" svg:height="0.822916666666667in">
              <dc:creator>Muhammad USMAN</dc:creator>
              <text:p><text:span text:style-name="T1">Muhammad USMAN:</text:span><text:span text:style-name="T2"/></text:p>
              <text:p><text:span text:style-name="T2">5.3 is replaced by 4.5</text:span></text:p>
            </office:annotation>
            <text:p>5.3</text:p>
          </table:table-cell>
          <table:table-cell office:value-type="float" office:value="6.3959900000000003" table:style-name="ce9">
            <text:p>6.4</text:p>
          </table:table-cell>
          <table:table-cell office:value-type="float" office:value="6.3959900000000003" table:style-name="ce9">
            <text:p>6.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60" table:style-name="ce2">
            <text:p>360</text:p>
          </table:table-cell>
          <table:table-cell office:value-type="float" office:value="-360" table:style-name="ce2">
            <text:p>-360</text:p>
          </table:table-cell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8" table:style-name="ce4">
            <text:p>18</text:p>
          </table:table-cell>
          <table:table-cell office:value-type="float" office:value="0.107392" table:style-name="ce6">
            <text:p>0.1074</text:p>
          </table:table-cell>
          <table:table-cell office:value-type="float" office:value="6.2416100000000002E-2" table:style-name="ce6">
            <text:p>0.0624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7">
            <text:p>6.9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7" table:style-name="ce4">
            <text:p>17</text:p>
          </table:table-cell>
          <table:table-cell office:value-type="float" office:value="1.09855E-3" table:style-name="ce6">
            <text:p>0.0011</text:p>
          </table:table-cell>
          <table:table-cell office:value-type="float" office:value="6.3847000000000003E-4" table:style-name="ce6">
            <text:p>0.0006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7">
            <text:p>6.9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23" table:style-name="ce4">
            <text:p>23</text:p>
          </table:table-cell>
          <table:table-cell office:value-type="float" office:value="3.6242000000000003E-2" table:style-name="ce6">
            <text:p>0.0362</text:p>
          </table:table-cell>
          <table:table-cell office:value-type="float" office:value="2.1063700000000001E-2" table:style-name="ce6">
            <text:p>0.0211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7">
            <text:p>6.9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6" table:style-name="ce4">
            <text:p>16</text:p>
          </table:table-cell>
          <table:table-cell office:value-type="float" office:value="4.7539600000000001E-2" table:style-name="ce6">
            <text:p>0.0475</text:p>
          </table:table-cell>
          <table:table-cell office:value-type="float" office:value="2.7629799999999999E-2" table:style-name="ce6">
            <text:p>0.0276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7">
            <text:p>6.9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5" table:style-name="ce4">
            <text:p>15</text:p>
          </table:table-cell>
          <table:table-cell office:value-type="float" office:value="4.1730499999999997E-2" table:style-name="ce6">
            <text:p>0.0417</text:p>
          </table:table-cell>
          <table:table-cell office:value-type="float" office:value="2.42536E-2" table:style-name="ce6">
            <text:p>0.0243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7">
            <text:p>6.9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1" table:style-name="ce4">
            <text:p>11</text:p>
          </table:table-cell>
          <table:table-cell office:value-type="float" office:value="3.7807399999999998E-2" table:style-name="ce6">
            <text:p>0.0378</text:p>
          </table:table-cell>
          <table:table-cell office:value-type="float" office:value="2.1973599999999999E-2" table:style-name="ce6">
            <text:p>0.022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7">
            <text:p>6.9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3" table:style-name="ce4">
            <text:p>13</text:p>
          </table:table-cell>
          <table:table-cell office:value-type="float" office:value="2.0805799999999999E-2" table:style-name="ce6">
            <text:p>0.0208</text:p>
          </table:table-cell>
          <table:table-cell office:value-type="float" office:value="5.6528899999999998E-3" table:style-name="ce6">
            <text:p>0.0057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7">
            <text:p>6.9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office:value-type="float" office:value="0.101783" table:style-name="ce6">
            <text:p>0.1018</text:p>
          </table:table-cell>
          <table:table-cell office:value-type="float" office:value="5.76915E-2" table:style-name="ce6">
            <text:p>0.0577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7">
            <text:p>6.9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8.2200059999999997" table:style-name="ce7">
            <text:p>8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float" office:value="1E-3" table:style-name="ce6">
            <text:p>0.0010</text:p>
          </table:table-cell>
          <table:table-cell office:value-type="float" office:value="1E-3" table:style-name="ce6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7">
            <text:p>100.0</text:p>
          </table:table-cell>
          <table:table-cell office:value-type="float" office:value="120" table:style-name="ce7">
            <text:p>120.0</text:p>
          </table:table-cell>
          <table:table-cell office:value-type="float" office:value="120.000027" table:style-name="ce7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float" office:value="1E-3" table:style-name="ce6">
            <text:p>0.0010</text:p>
          </table:table-cell>
          <table:table-cell office:value-type="float" office:value="1E-3" table:style-name="ce6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7">
            <text:p>100.0</text:p>
          </table:table-cell>
          <table:table-cell office:value-type="float" office:value="120" table:style-name="ce7">
            <text:p>120.0</text:p>
          </table:table-cell>
          <table:table-cell office:value-type="float" office:value="120.000027" table:style-name="ce7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E-3" table:style-name="ce6">
            <text:p>0.0010</text:p>
          </table:table-cell>
          <table:table-cell office:value-type="float" office:value="1E-3" table:style-name="ce6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7">
            <text:p>100.0</text:p>
          </table:table-cell>
          <table:table-cell office:value-type="float" office:value="120" table:style-name="ce7">
            <text:p>120.0</text:p>
          </table:table-cell>
          <table:table-cell office:value-type="float" office:value="120.000027" table:style-name="ce7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1E-3" table:style-name="ce6">
            <text:p>0.0010</text:p>
          </table:table-cell>
          <table:table-cell office:value-type="float" office:value="1E-3" table:style-name="ce6">
            <text:p>0.001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7">
            <text:p>100.0</text:p>
          </table:table-cell>
          <table:table-cell office:value-type="float" office:value="120" table:style-name="ce7">
            <text:p>120.0</text:p>
          </table:table-cell>
          <table:table-cell office:value-type="float" office:value="120.000027" table:style-name="ce7">
            <text:p>120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table:number-columns-repeated="2" table:style-name="ce4"/>
          <table:table-cell table:number-columns-repeated="16369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number-columns-repeated="3" table:style-name="ce1"/>
          <table:table-cell table:style-name="ce10"/>
          <table:table-cell table:number-columns-repeated="16375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0.1943" table:style-name="ce4">
            <text:p>0.1943</text:p>
          </table:table-cell>
          <table:table-cell office:value-type="float" office:value="6.3899999999999998E-2" table:style-name="ce4">
            <text:p>0.06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0.46150000000000002" table:style-name="ce4">
            <text:p>0.4615</text:p>
          </table:table-cell>
          <table:table-cell office:value-type="float" office:value="0.1517" table:style-name="ce4">
            <text:p>0.15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0.66869999999999996" table:style-name="ce4">
            <text:p>0.6687</text:p>
          </table:table-cell>
          <table:table-cell office:value-type="float" office:value="0.2198" table:style-name="ce4">
            <text:p>0.21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3044" table:style-name="ce4">
            <text:p>0.3044</text:p>
          </table:table-cell>
          <table:table-cell office:value-type="float" office:value="0.10009999999999999" table:style-name="ce4">
            <text:p>0.10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0.58289999999999997" table:style-name="ce4">
            <text:p>0.5829</text:p>
          </table:table-cell>
          <table:table-cell office:value-type="float" office:value="0.19159999999999999" table:style-name="ce4">
            <text:p>0.19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0.48580000000000001" table:style-name="ce4">
            <text:p>0.4858</text:p>
          </table:table-cell>
          <table:table-cell office:value-type="float" office:value="0.15970000000000001" table:style-name="ce4">
            <text:p>0.15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.0557000000000001" table:style-name="ce4">
            <text:p>1.0557</text:p>
          </table:table-cell>
          <table:table-cell office:value-type="float" office:value="0.34699999999999998" table:style-name="ce4">
            <text:p>0.3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.53110000000000002" table:style-name="ce4">
            <text:p>0.5311</text:p>
          </table:table-cell>
          <table:table-cell office:value-type="float" office:value="0.17460000000000001" table:style-name="ce4">
            <text:p>0.17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0.12139999999999999" table:style-name="ce4">
            <text:p>0.1214</text:p>
          </table:table-cell>
          <table:table-cell office:value-type="float" office:value="3.9899999999999998E-2" table:style-name="ce4">
            <text:p>0.03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.85009999999999997" table:style-name="ce4">
            <text:p>0.8501</text:p>
          </table:table-cell>
          <table:table-cell office:value-type="float" office:value="0.27939999999999998" table:style-name="ce4">
            <text:p>0.27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0.68489999999999995" table:style-name="ce4">
            <text:p>0.6849</text:p>
          </table:table-cell>
          <table:table-cell office:value-type="float" office:value="0.22509999999999999" table:style-name="ce4">
            <text:p>0.22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0.32379999999999998" table:style-name="ce4">
            <text:p>0.3238</text:p>
          </table:table-cell>
          <table:table-cell office:value-type="float" office:value="0.10639999999999999" table:style-name="ce4">
            <text:p>0.10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.2429" table:style-name="ce4">
            <text:p>0.2429</text:p>
          </table:table-cell>
          <table:table-cell office:value-type="float" office:value="7.9799999999999996E-2" table:style-name="ce4">
            <text:p>0.07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2">
          <table:table-cell office:value-type="string" table:style-name="ce5">
            <text:p>bus_i</text:p>
          </table:table-cell>
          <table:table-cell office:value-type="string" table:style-name="ce5">
            <text:p>Pg</text:p>
          </table:table-cell>
          <table:table-cell office:value-type="string" table:style-name="ce5">
            <text:p>Qg</text:p>
          </table:table-cell>
          <table:table-cell office:value-type="string" table:style-name="ce5">
            <text:p>Qmax</text:p>
          </table:table-cell>
          <table:table-cell office:value-type="string" table:style-name="ce5">
            <text:p>Qmin</text:p>
          </table:table-cell>
          <table:table-cell office:value-type="string" table:style-name="ce5">
            <text:p>Vg</text:p>
          </table:table-cell>
          <table:table-cell office:value-type="string" table:style-name="ce5">
            <text:p>mBas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Pmax</text:p>
          </table:table-cell>
          <table:table-cell office:value-type="string" table:style-name="ce5">
            <text:p>Pmin</text:p>
          </table:table-cell>
          <table:table-cell office:value-type="string" table:style-name="ce5">
            <text:p>Pc1</text:p>
          </table:table-cell>
          <table:table-cell office:value-type="string" table:style-name="ce5">
            <text:p>Pc2</text:p>
          </table:table-cell>
          <table:table-cell office:value-type="string" table:style-name="ce5">
            <text:p>Qc1min</text:p>
          </table:table-cell>
          <table:table-cell office:value-type="string" table:style-name="ce5">
            <text:p>Qc1max</text:p>
          </table:table-cell>
          <table:table-cell office:value-type="string" table:style-name="ce5">
            <text:p>Qc2min</text:p>
          </table:table-cell>
          <table:table-cell office:value-type="string" table:style-name="ce5">
            <text:p>Qc2max</text:p>
          </table:table-cell>
          <table:table-cell office:value-type="string" table:style-name="ce5">
            <text:p>ramp_agc</text:p>
          </table:table-cell>
          <table:table-cell office:value-type="string" table:style-name="ce5">
            <text:p>ramp_10</text:p>
          </table:table-cell>
          <table:table-cell office:value-type="string" table:style-name="ce5">
            <text:p>ramp_30</text:p>
          </table:table-cell>
          <table:table-cell office:value-type="string" table:style-name="ce5">
            <text:p>ramp_q</text:p>
          </table:table-cell>
          <table:table-cell office:value-type="string" table:style-name="ce5">
            <text:p>apf</text:p>
          </table:table-cell>
          <table:table-cell table:number-columns-repeated="16363" table:style-name="ce1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6.5469400000000002" table:style-name="ce11">
            <text:p>6.55</text:p>
          </table:table-cell>
          <table:table-cell office:value-type="float" office:value="2.1609280000000002" table:style-name="ce11">
            <text:p>2.16</text:p>
          </table:table-cell>
          <table:table-cell office:value-type="float" office:value="50" table:style-name="ce4">
            <text:p>50</text:p>
          </table:table-cell>
          <table:table-cell office:value-type="float" office:value="-50" table:style-name="ce4">
            <text:p>-5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50" table:style-name="ce4">
            <text:p>50</text:p>
          </table:table-cell>
          <table:table-cell office:value-type="float" office:value="-5" table:style-name="ce4">
            <text:p>-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3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8" table:style-name="ro1">
          <table:table-cell table:number-columns-repeated="24" table:style-name="ce12"/>
          <table:table-cell table:number-columns-repeated="16360"/>
        </table:table-row>
        <table:table-row table:number-rows-repeated="1048556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3">
            <text:p>base_MVA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table:number-columns-repeated="2" table:style-name="ce14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14"/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0-08-07T14:21:31Z</meta:creation-date>
    <dc:date>2022-08-16T08:20:03Z</dc:date>
    <meta:print-date>2020-09-16T16:09:50Z</meta:print-date>
  </office:meta>
</office:document-meta>
</file>